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4.49791666666667cm" style:use-optimal-column-width="true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gamall</text:p>
          </table:table-cell>
          <table:table-cell office:value-type="string" table:style-name="ce1">
            <text:p>Megamall</text:p>
          </table:table-cell>
          <table:table-cell office:value-type="float" office:value="1.1298779999999999" table:style-name="ce1">
            <text:p>1.129878</text:p>
          </table:table-cell>
          <table:table-cell office:value-type="float" office:value="4.0548109999999999" table:style-name="ce1">
            <text:p>4.054811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ri</text:p>
          </table:table-cell>
          <table:table-cell office:value-type="string" table:style-name="ce1">
            <text:p>BRI Batam Center</text:p>
          </table:table-cell>
          <table:table-cell office:value-type="float" office:value="1.13042" table:style-name="ce1">
            <text:p>1.13042</text:p>
          </table:table-cell>
          <table:table-cell office:value-type="float" office:value="4.0512030000000001" table:style-name="ce1">
            <text:p>4.051203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kimin</text:p>
          </table:table-cell>
          <table:table-cell office:value-type="string" table:style-name="ce1">
            <text:p>Harmoni One</text:p>
          </table:table-cell>
          <table:table-cell office:value-type="float" office:value="1.130727" table:style-name="ce1">
            <text:p>1.130727</text:p>
          </table:table-cell>
          <table:table-cell office:value-type="float" office:value="4.047866" table:style-name="ce1">
            <text:p>4.047866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yossudarso</text:p>
          </table:table-cell>
          <table:table-cell office:value-type="string" table:style-name="ce1">
            <text:p>Yosudarso</text:p>
          </table:table-cell>
          <table:table-cell office:value-type="float" office:value="1.125424" table:style-name="ce1">
            <text:p>1.125424</text:p>
          </table:table-cell>
          <table:table-cell office:value-type="float" office:value="4.0426500000000001" table:style-name="ce1">
            <text:p>4.04265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elael</text:p>
          </table:table-cell>
          <table:table-cell office:value-type="string" table:style-name="ce1">
            <text:p>Gelael</text:p>
          </table:table-cell>
          <table:table-cell office:value-type="float" office:value="1.125767" table:style-name="ce1">
            <text:p>1.125767</text:p>
          </table:table-cell>
          <table:table-cell office:value-type="float" office:value="4.0305169999999997" table:style-name="ce1">
            <text:p>4.030517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rchid</text:p>
          </table:table-cell>
          <table:table-cell office:value-type="string" table:style-name="ce1">
            <text:p>Orchid Park</text:p>
          </table:table-cell>
          <table:table-cell office:value-type="float" office:value="1.124765" table:style-name="ce1">
            <text:p>1.124765</text:p>
          </table:table-cell>
          <table:table-cell office:value-type="float" office:value="4.0255789999999996" table:style-name="ce1">
            <text:p>4.025579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ggrekmas</text:p>
          </table:table-cell>
          <table:table-cell office:value-type="string" table:style-name="ce1">
            <text:p>Anggrek Mas</text:p>
          </table:table-cell>
          <table:table-cell office:value-type="float" office:value="1.1247959999999999" table:style-name="ce1">
            <text:p>1.124796</text:p>
          </table:table-cell>
          <table:table-cell office:value-type="float" office:value="4.0217320000000001" table:style-name="ce1">
            <text:p>4.021732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impangjam</text:p>
          </table:table-cell>
          <table:table-cell office:value-type="string" table:style-name="ce1">
            <text:p>Casblanca</text:p>
          </table:table-cell>
          <table:table-cell office:value-type="float" office:value="1.12218" table:style-name="ce1">
            <text:p>1.12218</text:p>
          </table:table-cell>
          <table:table-cell office:value-type="float" office:value="4.015644" table:style-name="ce1">
            <text:p>4.015644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bankampung</text:p>
          </table:table-cell>
          <table:table-cell office:value-type="string" table:style-name="ce1">
            <text:p>Tiban Kampung</text:p>
          </table:table-cell>
          <table:table-cell office:value-type="float" office:value="1.12218" table:style-name="ce1">
            <text:p>1.12218</text:p>
          </table:table-cell>
          <table:table-cell office:value-type="float" office:value="4.015644" table:style-name="ce1">
            <text:p>4.015644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itka</text:p>
          </table:table-cell>
          <table:table-cell office:value-type="string" table:style-name="ce1">
            <text:p>Tiban Center</text:p>
          </table:table-cell>
          <table:table-cell office:value-type="float" office:value="1.1117669999999999" table:style-name="ce1">
            <text:p>1.111767</text:p>
          </table:table-cell>
          <table:table-cell office:value-type="float" office:value="3.977484" table:style-name="ce1">
            <text:p>3.977484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amansari</text:p>
          </table:table-cell>
          <table:table-cell office:value-type="string" table:style-name="ce1">
            <text:p>Taman Sari</text:p>
          </table:table-cell>
          <table:table-cell office:value-type="float" office:value="1.1089800000000001" table:style-name="ce1">
            <text:p>1.10898</text:p>
          </table:table-cell>
          <table:table-cell office:value-type="float" office:value="3.9710559999999999" table:style-name="ce1">
            <text:p>3.971056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iptapuri</text:p>
          </table:table-cell>
          <table:table-cell office:value-type="string" table:style-name="ce1">
            <text:p>Cipta Puri</text:p>
          </table:table-cell>
          <table:table-cell office:value-type="float" office:value="1.1087819999999999" table:style-name="ce1">
            <text:p>1.108782</text:p>
          </table:table-cell>
          <table:table-cell office:value-type="float" office:value="3.9647809999999999" table:style-name="ce1">
            <text:p>3.964781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amlestari1</text:p>
          </table:table-cell>
          <table:table-cell office:value-type="string" table:style-name="ce1">
            <text:p>Vila Alam Lesatri 1</text:p>
          </table:table-cell>
          <table:table-cell office:value-type="float" office:value="1.1087819999999999" table:style-name="ce1">
            <text:p>1.108782</text:p>
          </table:table-cell>
          <table:table-cell office:value-type="float" office:value="3.9647809999999999" table:style-name="ce1">
            <text:p>3.964781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3" table:style-name="ce1">
            <text:p>13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mp3</text:p>
          </table:table-cell>
          <table:table-cell office:value-type="string" table:style-name="ce1">
            <text:p>STC</text:p>
          </table:table-cell>
          <table:table-cell office:value-type="float" office:value="1.1062730000000001" table:style-name="ce1">
            <text:p>1.106273</text:p>
          </table:table-cell>
          <table:table-cell office:value-type="float" office:value="3.9535339999999999" table:style-name="ce1">
            <text:p>3.953534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CI</text:p>
          </table:table-cell>
          <table:table-cell office:value-type="string" table:style-name="ce1">
            <text:p>PCI</text:p>
          </table:table-cell>
          <table:table-cell office:value-type="float" office:value="1.1104499999999999" table:style-name="ce1">
            <text:p>1.11045</text:p>
          </table:table-cell>
          <table:table-cell office:value-type="float" office:value="3.9483760000000001" table:style-name="ce1">
            <text:p>3.948376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hangrila</text:p>
          </table:table-cell>
          <table:table-cell office:value-type="string" table:style-name="ce1">
            <text:p>Shangrilla</text:p>
          </table:table-cell>
          <table:table-cell office:value-type="float" office:value="1.1138212999999999" table:style-name="ce1">
            <text:p>1.1138213</text:p>
          </table:table-cell>
          <table:table-cell office:value-type="float" office:value="103.94393820000001" table:style-name="ce1">
            <text:p>103.9439382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elkom</text:p>
          </table:table-cell>
          <table:table-cell office:value-type="string" table:style-name="ce1">
            <text:p>Telkom Sekupang</text:p>
          </table:table-cell>
          <table:table-cell office:value-type="float" office:value="1.1160612999999999" table:style-name="ce1">
            <text:p>1.1160613</text:p>
          </table:table-cell>
          <table:table-cell office:value-type="float" office:value="103.9404469" table:style-name="ce1">
            <text:p>103.9404469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7" table:style-name="ce1">
            <text:p>17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rob</text:p>
          </table:table-cell>
          <table:table-cell office:value-type="string" table:style-name="ce1">
            <text:p>Simpang RS Otorita Batam</text:p>
          </table:table-cell>
          <table:table-cell office:value-type="float" office:value="1.1223392000000001" table:style-name="ce1">
            <text:p>1.1223392</text:p>
          </table:table-cell>
          <table:table-cell office:value-type="float" office:value="103.9339605" table:style-name="ce1">
            <text:p>103.9339605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8" table:style-name="ce1">
            <text:p>18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rsab</text:p>
          </table:table-cell>
          <table:table-cell office:value-type="string" table:style-name="ce1">
            <text:p>RS Otorita</text:p>
          </table:table-cell>
          <table:table-cell office:value-type="float" office:value="1.12921" table:style-name="ce1">
            <text:p>1.12921</text:p>
          </table:table-cell>
          <table:table-cell office:value-type="float" office:value="3.9321139999999999" table:style-name="ce1">
            <text:p>3.932114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19" table:style-name="ce1">
            <text:p>19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ekupang</text:p>
          </table:table-cell>
          <table:table-cell office:value-type="string" table:style-name="ce1">
            <text:p>Sekupang</text:p>
          </table:table-cell>
          <table:table-cell office:value-type="float" office:value="1.1262399999999999" table:style-name="ce1">
            <text:p>1.12624</text:p>
          </table:table-cell>
          <table:table-cell office:value-type="float" office:value="463.92833999999999" table:style-name="ce1">
            <text:p>463.92834</text:p>
          </table:table-cell>
          <table:table-cell office:value-type="string" table:style-name="ce1">
            <text:p>tiban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jonoStart</text:p>
          </table:table-cell>
          <table:table-cell office:value-type="string" table:style-name="ce1">
            <text:p>Nongsa</text:p>
          </table:table-cell>
          <table:table-cell office:value-type="float" office:value="1.1592998000000001" table:style-name="ce1">
            <text:p>1.1592998</text:p>
          </table:table-cell>
          <table:table-cell office:value-type="float" office:value="104.12072259999999" table:style-name="ce1">
            <text:p>104.1207226</text:p>
          </table:table-cell>
          <table:table-cell office:value-type="string" table:style-name="ce1">
            <text:p>jono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impangKabil</text:p>
          </table:table-cell>
          <table:table-cell office:value-type="string" table:style-name="ce1">
            <text:p>Simpang Kabil</text:p>
          </table:table-cell>
          <table:table-cell office:value-type="float" office:value="1.104474" table:style-name="ce1">
            <text:p>1.104474</text:p>
          </table:table-cell>
          <table:table-cell office:value-type="float" office:value="104.039357" table:style-name="ce1">
            <text:p>104.039357</text:p>
          </table:table-cell>
          <table:table-cell office:value-type="string" table:style-name="ce1">
            <text:p>jono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izzahut</text:p>
          </table:table-cell>
          <table:table-cell office:value-type="string" table:style-name="ce1">
            <text:p>pizzaHut</text:p>
          </table:table-cell>
          <table:table-cell office:value-type="float" office:value="1.1398980000000001" table:style-name="ce1">
            <text:p>1.139898</text:p>
          </table:table-cell>
          <table:table-cell office:value-type="float" office:value="104.015584" table:style-name="ce1">
            <text:p>104.015584</text:p>
          </table:table-cell>
          <table:table-cell office:value-type="string" table:style-name="ce1">
            <text:p>jono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agoyaHill</text:p>
          </table:table-cell>
          <table:table-cell office:value-type="string" table:style-name="ce1">
            <text:p>Nagoya Hill</text:p>
          </table:table-cell>
          <table:table-cell office:value-type="float" office:value="1.145119" table:style-name="ce1">
            <text:p>1.145119</text:p>
          </table:table-cell>
          <table:table-cell office:value-type="float" office:value="4.0110489999999999" table:style-name="ce1">
            <text:p>4.011049</text:p>
          </table:table-cell>
          <table:table-cell office:value-type="string" table:style-name="ce1">
            <text:p>jono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ypermartBatuAji<text:s/></text:p>
          </table:table-cell>
          <table:table-cell office:value-type="string" table:style-name="ce1">
            <text:p>Hyper Mart Batu Aji</text:p>
          </table:table-cell>
          <table:table-cell office:value-type="float" office:value="1.0473699000000001" table:style-name="ce1">
            <text:p>1.0473699</text:p>
          </table:table-cell>
          <table:table-cell office:value-type="float" office:value="103.937263" table:style-name="ce1">
            <text:p>103.937263</text:p>
          </table:table-cell>
          <table:table-cell office:value-type="string" table:style-name="ce1">
            <text:p>btj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oltek</text:p>
          </table:table-cell>
          <table:table-cell office:value-type="string" table:style-name="ce1">
            <text:p>Hyper Mart Batu Aji</text:p>
          </table:table-cell>
          <table:table-cell office:value-type="float" office:value="1.120441" table:style-name="ce1">
            <text:p>1.120441</text:p>
          </table:table-cell>
          <table:table-cell office:value-type="float" office:value="4.0488030000000004" table:style-name="ce1">
            <text:p>4.048803</text:p>
          </table:table-cell>
          <table:table-cell office:value-type="string" table:style-name="ce1">
            <text:p>btj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az Adhyatma</meta:initial-creator>
    <dc:creator>Diaz Adhyatma</dc:creator>
    <meta:creation-date>2016-08-09T02:15:05Z</meta:creation-date>
    <dc:date>2016-08-09T06:36:22Z</dc:date>
  </office:meta>
</office:document-meta>
</file>